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complex="Calibri Light"/>
    </style:style>
    <style:style style:name="P2" style:parent-style-name="Heading2" style:family="paragraph">
      <style:paragraph-properties fo:margin-top="0in" fo:line-height="150%"/>
      <style:text-properties fo:font-weight="bold" style:font-weight-asian="bold"/>
    </style:style>
    <style:style style:name="P3" style:parent-style-name="Heading2" style:family="paragraph">
      <style:paragraph-properties fo:margin-top="0in" fo:line-height="150%"/>
      <style:text-properties fo:font-weight="bold" style:font-weight-asian="bold"/>
    </style:style>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Heading2" style:family="paragraph">
      <style:text-properties fo:font-weight="bold" style:font-weight-asian="bold"/>
    </style:style>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office:automatic-styles>
  <office:body>
    <office:text text:use-soft-page-breaks="true">
      <text:h text:style-name="P1" text:outline-level="1">Meeting Minutes 07-02-18 Semester 2 week 2 (week 14)</text:h>
      <text:p text:style-name="Normal"/>
      <text:p text:style-name="Normal">Start Time: 12:00pm</text:p>
      <text:p text:style-name="Normal">End Time: 13:30pm</text:p>
      <text:p text:style-name="Normal">Attended: Callam Mutton and Thomas Simmons.</text:p>
      <text:p text:style-name="Normal">Non-Attendance: Quwaine Dantes.</text:p>
      <text:h text:style-name="P2" text:outline-level="2">What was<text:s/>discussed?</text:h>
      <text:p text:style-name="Normal">After Callam<text:s/>and Thomas spoke with Robert Kurta about the presentation today, we headed back to the game laboratories to organise the next group meeting and set of new tasks needed to be done. Unfortunately, Quwaine was unable to attend<text:s/>our meeting due to an illness so Callam and Thomas<text:s/>sat at a computer discussing the advice given by Robert, taking his words to heart on how to get the group moving forward.</text:p>
      <text:h text:style-name="P3" text:outline-level="2">Where the project is currently:</text:h>
      <text:p text:style-name="Normal">Our current progress is as stated below.</text:p>
      <text:p text:style-name="Normal">Thomas Simmons:</text:p>
      <text:list text:style-name="LFO1" text:continue-numbering="true">
        <text:list-item>
          <text:p text:style-name="P4">Completed research on the player demographics</text:p>
        </text:list-item>
        <text:list-item>
          <text:p text:style-name="P5">The player character as well as spider samurai obstacles haven’t been started on.</text:p>
        </text:list-item>
        <text:list-item>
          <text:p text:style-name="P6">Finished six<text:s/>props.</text:p>
        </text:list-item>
        <text:list-item>
          <text:p text:style-name="P7">Target Physiographic is still in progress.</text:p>
        </text:list-item>
      </text:list>
      <text:p text:style-name="Normal">Callam Mutton:</text:p>
      <text:list text:style-name="LFO1" text:continue-numbering="true">
        <text:list-item>
          <text:p text:style-name="P8">Done the floor tiles for the level but not coloured.</text:p>
        </text:list-item>
        <text:list-item>
          <text:p text:style-name="P9">Finished 2 core loops out of four in the document.</text:p>
        </text:list-item>
        <text:list-item>
          <text:p text:style-name="P10">Pickup design task isn’t complete.</text:p>
        </text:list-item>
      </text:list>
      <text:p text:style-name="Normal">Quwaine Dantes:</text:p>
      <text:list text:style-name="LFO1" text:continue-numbering="true">
        <text:list-item>
          <text:p text:style-name="P11">Finished the games brief.</text:p>
        </text:list-item>
        <text:list-item>
          <text:p text:style-name="P12">Basic<text:s/>Prototype<text:s/>started on.</text:p>
        </text:list-item>
        <text:list-item>
          <text:p text:style-name="P13">work of the menu layout<text:s/>and<text:s/>references were uploaded to GitHub.</text:p>
        </text:list-item>
      </text:list>
      <text:h text:style-name="P14" text:outline-level="2">What<text:s/>still needs to get done</text:h>
      <text:p text:style-name="Normal"/>
      <text:p text:style-name="Normal">Callam Mutton:</text:p>
      <text:list text:style-name="LFO1" text:continue-numbering="true">
        <text:list-item>
          <text:p text:style-name="P15">Redesigning the level concept for the game.</text:p>
        </text:list-item>
        <text:list-item>
          <text:p text:style-name="P16">Finishing the games core loop document.</text:p>
        </text:list-item>
        <text:list-item>
          <text:p text:style-name="P17">Design the items for the player</text:p>
        </text:list-item>
        <text:list-item>
          <text:p text:style-name="P18">Work on the group prototype on the 08/02/18.</text:p>
        </text:list-item>
      </text:list>
      <text:p text:style-name="Normal">Thomas Simmons:</text:p>
      <text:list text:style-name="LFO1" text:continue-numbering="true">
        <text:list-item>
          <text:p text:style-name="P19">Researching into Japanese Ninjas and designing the player character, Rabbit.</text:p>
        </text:list-item>
        <text:list-item>
          <text:p text:style-name="P20">Creating the Spider Samurai enemies.</text:p>
        </text:list-item>
        <text:list-item>
          <text:p text:style-name="P21">Working the games prototype on the 08/02/18.</text:p>
        </text:list-item>
      </text:list>
      <text:p text:style-name="Normal">Quwaine Dantes:</text:p>
      <text:list text:style-name="LFO1" text:continue-numbering="true">
        <text:list-item>
          <text:p text:style-name="P22">Work on the game prototype on the 08/02/18.</text:p>
        </text:list-item>
        <text:list-item>
          <text:p text:style-name="P23">Create the character blueprin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fo:line-height="115%"/>
      <style:text-properties style:font-name="Calibri Light" style:font-name-asian="Times New Roman" fo:font-weight="bold" style:font-weight-asian="bold" style:font-weight-complex="bold" fo:color="#2F5496" fo:font-size="14pt" style:font-size-asian="14pt" style:font-size-complex="14pt" style:language-asian="en" style:country-asian="GB"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2F5496" fo:font-size="14pt" style:font-size-asian="14pt" style:font-size-complex="14pt" style:language-asian="en" style:country-asian="GB"/>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Games</dc:creator>
    <meta:creation-date>2018-02-07T19:27:00Z</meta:creation-date>
    <dc:date>2018-02-08T12:13:00Z</dc:date>
    <meta:template xlink:href="Normal.dotm" xlink:type="simple"/>
    <meta:editing-cycles>17</meta:editing-cycles>
    <meta:editing-duration>PT4560S</meta:editing-duration>
    <meta:document-statistic meta:page-count="2" meta:paragraph-count="3" meta:word-count="244" meta:character-count="1638" meta:row-count="11" meta:non-whitespace-character-count="1397"/>
  </office:meta>
</office:document-meta>
</file>